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8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4" style:family="table-cell" style:parent-style-name="Default" style:data-style-name="N1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453.51pt" svg:height="255.09pt" svg:x="5.87pt" svg:y="804.44pt">
            <draw:object draw:notify-on-update-of-ranges="Tabelle1.A3:Tabelle1.A7 Tabelle1.B3:Tabelle1.B3 Tabelle1.B4:Tabelle1.B7 Tabelle1.A3:Tabelle1.A7 Tabelle1.C3:Tabelle1.C7 Tabelle1.A3:Tabelle1.A7 Tabelle1.D4:Tabelle1.D7 Tabelle1.A3:Tabelle1.A7 Tabelle1.D13:Tabelle1.D17 Tabelle1.A3:Tabelle1.A7 Tabelle1.C13:Tabelle1.C17 Tabelle1.A3:Tabelle1.A7 Tabelle1.C21:Tabelle1.C26 Tabelle1.A3:Tabelle1.A7 Tabelle1.C30:Tabelle1.C35 Tabelle1.A3:Tabelle1.A7 Tabelle1.C39:Tabelle1.C44 Tabelle1.A3:Tabelle1.A7 Tabelle1.C49:Tabelle1.C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0pt" svg:y="1085.61pt">
            <draw:object draw:notify-on-update-of-ranges="Tabelle1.A3:Tabelle1.A7 Tabelle1.E3:Tabelle1.E7 Tabelle1.A3:Tabelle1.A7 Tabelle1.G3:Tabelle1.G7 Tabelle1.A3:Tabelle1.A7 Tabelle1.E13:Tabelle1.E17 Tabelle1.A3:Tabelle1.A7 Tabelle1.G13:Tabelle1.G17 Tabelle1.A3:Tabelle1.A7 Tabelle1.D21:Tabelle1.D26 Tabelle1.A3:Tabelle1.A7 Tabelle1.D30:Tabelle1.D35 Tabelle1.A3:Tabelle1.A7 Tabelle1.D39:Tabelle1.D44 Tabelle1.A3:Tabelle1.A7 Tabelle1.D49:Tabelle1.D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pt" svg:y="1370.1pt">
            <draw:object draw:notify-on-update-of-ranges="Tabelle1.A3:Tabelle1.A7 Tabelle1.F3:Tabelle1.F7 Tabelle1.A3:Tabelle1.A7 Tabelle1.F13:Tabelle1.F17 Tabelle1.A3:Tabelle1.A7 Tabelle1.H3:Tabelle1.H7 Tabelle1.A3:Tabelle1.A7 Tabelle1.H13:Tabelle1.H17 Tabelle1.A3:Tabelle1.A7 Tabelle1.E30:Tabelle1.E35 Tabelle1.A3:Tabelle1.A7 Tabelle1.E21:Tabelle1.E26 Tabelle1.A3:Tabelle1.A7 Tabelle1.E39:Tabelle1.E44 Tabelle1.A3:Tabelle1.A7 Tabelle1.E49:Tabelle1.E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4" table:default-cell-style-name="ce1"/>
        <table:table-row table:style-name="ro1">
          <table:table-cell table:style-name="ce5" office:value-type="string" calcext:value-type="string">
            <text:p>3D-slab-nonbloc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>
            <text:p>seq</text:p>
          </table:table-cell>
          <table:table-cell table:style-name="ce2" office:value-type="string" calcext:value-type="string">
            <text:p>4perhost 4</text:p>
          </table:table-cell>
          <table:table-cell table:style-name="ce2" office:value-type="string" calcext:value-type="string">
            <text:p>8perhost 8</text:p>
          </table:table-cell>
          <table:table-cell office:value-type="string" calcext:value-type="string">
            <text:p>speedup 8p8</text:p>
          </table:table-cell>
          <table:table-cell office:value-type="string" calcext:value-type="string">
            <text:p>efficiency 8p8</text:p>
          </table:table-cell>
          <table:table-cell office:value-type="string" calcext:value-type="string">
            <text:p>speedup 4p4</text:p>
          </table:table-cell>
          <table:table-cell office:value-type="string" calcext:value-type="string">
            <text:p>efficiency 4p4</text:p>
          </table:table-cell>
          <table:table-cell table:number-columns-repeated="56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567" calcext:value-type="float">
            <text:p>0.567</text:p>
          </table:table-cell>
          <table:table-cell table:style-name="ce3" office:value-type="float" office:value="0.524" calcext:value-type="float">
            <text:p>0.524</text:p>
          </table:table-cell>
          <table:table-cell table:style-name="ce3" table:formula="of:=[.B4]/[.D4]" office:value-type="float" office:value="1.90839694656489" calcext:value-type="float">
            <text:p>1.908</text:p>
          </table:table-cell>
          <table:table-cell table:style-name="ce3" table:formula="of:=[.E4]/8" office:value-type="float" office:value="0.238549618320611" calcext:value-type="float">
            <text:p>0.239</text:p>
          </table:table-cell>
          <table:table-cell table:style-name="ce3" table:formula="of:=[.B4]/[.C4]" office:value-type="float" office:value="1.7636684303351" calcext:value-type="float">
            <text:p>1.764</text:p>
          </table:table-cell>
          <table:table-cell table:style-name="ce3" table:formula="of:=[.G4]/4" office:value-type="float" office:value="0.440917107583774" calcext:value-type="float">
            <text:p>0.441</text:p>
          </table:table-cell>
          <table:table-cell table:number-columns-repeated="56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7.462" calcext:value-type="float">
            <text:p>7.462</text:p>
          </table:table-cell>
          <table:table-cell table:style-name="ce3" office:value-type="float" office:value="5.646" calcext:value-type="float">
            <text:p>5.646</text:p>
          </table:table-cell>
          <table:table-cell table:style-name="ce3" table:formula="of:=[.B5]/[.D5]" office:value-type="float" office:value="2.12539851222104" calcext:value-type="float">
            <text:p>2.125</text:p>
          </table:table-cell>
          <table:table-cell table:style-name="ce3" table:formula="of:=[.E5]/8" office:value-type="float" office:value="0.26567481402763" calcext:value-type="float">
            <text:p>0.266</text:p>
          </table:table-cell>
          <table:table-cell table:style-name="ce3" table:formula="of:=[.B5]/[.C5]" office:value-type="float" office:value="1.60814794961136" calcext:value-type="float">
            <text:p>1.608</text:p>
          </table:table-cell>
          <table:table-cell table:style-name="ce3" table:formula="of:=[.G5]/4" office:value-type="float" office:value="0.402036987402841" calcext:value-type="float">
            <text:p>0.402</text:p>
          </table:table-cell>
          <table:table-cell table:number-columns-repeated="56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0.849" calcext:value-type="float">
            <text:p>10.849</text:p>
          </table:table-cell>
          <table:table-cell table:style-name="ce3" office:value-type="float" office:value="8.11" calcext:value-type="float">
            <text:p>8.110</text:p>
          </table:table-cell>
          <table:table-cell table:style-name="ce3" table:formula="of:=[.B6]/[.D6]" office:value-type="float" office:value="2.71270036991369" calcext:value-type="float">
            <text:p>2.713</text:p>
          </table:table-cell>
          <table:table-cell table:style-name="ce3" table:formula="of:=[.E6]/8" office:value-type="float" office:value="0.339087546239211" calcext:value-type="float">
            <text:p>0.339</text:p>
          </table:table-cell>
          <table:table-cell table:style-name="ce3" table:formula="of:=[.B6]/[.C6]" office:value-type="float" office:value="2.02783666697391" calcext:value-type="float">
            <text:p>2.028</text:p>
          </table:table-cell>
          <table:table-cell table:style-name="ce3" table:formula="of:=[.G6]/4" office:value-type="float" office:value="0.506959166743479" calcext:value-type="float">
            <text:p>0.507</text:p>
          </table:table-cell>
          <table:table-cell table:number-columns-repeated="56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16.486" calcext:value-type="float">
            <text:p>16.486</text:p>
          </table:table-cell>
          <table:table-cell table:style-name="ce3" office:value-type="float" office:value="10.958" calcext:value-type="float">
            <text:p>10.958</text:p>
          </table:table-cell>
          <table:table-cell table:style-name="ce3" table:formula="of:=[.B7]/[.D7]" office:value-type="float" office:value="3.10275597736813" calcext:value-type="float">
            <text:p>3.103</text:p>
          </table:table-cell>
          <table:table-cell table:style-name="ce3" table:formula="of:=[.E7]/8" office:value-type="float" office:value="0.387844497171017" calcext:value-type="float">
            <text:p>0.388</text:p>
          </table:table-cell>
          <table:table-cell table:style-name="ce3" table:formula="of:=[.B7]/[.C7]" office:value-type="float" office:value="2.06235593837195" calcext:value-type="float">
            <text:p>2.062</text:p>
          </table:table-cell>
          <table:table-cell table:style-name="ce3" table:formula="of:=[.G7]/4" office:value-type="float" office:value="0.515588984592988" calcext:value-type="float">
            <text:p>0.516</text:p>
          </table:table-cell>
          <table:table-cell table:number-columns-repeated="5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5" office:value-type="string" calcext:value-type="string">
            <text:p>3D-slab-bloc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4perhost 4</text:p>
          </table:table-cell>
          <table:table-cell office:value-type="string" calcext:value-type="string">
            <text:p>8perhost 8</text:p>
          </table:table-cell>
          <table:table-cell office:value-type="string" calcext:value-type="string">
            <text:p>speedup 8p8</text:p>
          </table:table-cell>
          <table:table-cell office:value-type="string" calcext:value-type="string">
            <text:p>efficiency 8p8</text:p>
          </table:table-cell>
          <table:table-cell office:value-type="string" calcext:value-type="string">
            <text:p>speedup 4p4</text:p>
          </table:table-cell>
          <table:table-cell office:value-type="string" calcext:value-type="string">
            <text:p>efficiency 4p4</text:p>
          </table:table-cell>
          <table:table-cell table:number-columns-repeated="56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657" calcext:value-type="float">
            <text:p>0.657</text:p>
          </table:table-cell>
          <table:table-cell table:style-name="ce3" office:value-type="float" office:value="0.532" calcext:value-type="float">
            <text:p>0.532</text:p>
          </table:table-cell>
          <table:table-cell table:style-name="ce3" table:formula="of:=[.B14]/[.D14]" office:value-type="float" office:value="1.8796992481203" calcext:value-type="float">
            <text:p>1.880</text:p>
          </table:table-cell>
          <table:table-cell table:style-name="ce3" table:formula="of:=[.E14]/8" office:value-type="float" office:value="0.234962406015038" calcext:value-type="float">
            <text:p>0.235</text:p>
          </table:table-cell>
          <table:table-cell table:style-name="ce3" table:formula="of:=[.B14]/[.C14]" office:value-type="float" office:value="1.5220700152207" calcext:value-type="float">
            <text:p>1.522</text:p>
          </table:table-cell>
          <table:table-cell table:style-name="ce3" table:formula="of:=[.G14]/4" office:value-type="float" office:value="0.380517503805175" calcext:value-type="float">
            <text:p>0.381</text:p>
          </table:table-cell>
          <table:table-cell table:number-columns-repeated="56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7.698" calcext:value-type="float">
            <text:p>7.698</text:p>
          </table:table-cell>
          <table:table-cell table:style-name="ce3" office:value-type="float" office:value="4.964" calcext:value-type="float">
            <text:p>4.964</text:p>
          </table:table-cell>
          <table:table-cell table:style-name="ce3" table:formula="of:=[.B15]/[.D15]" office:value-type="float" office:value="2.4174053182917" calcext:value-type="float">
            <text:p>2.417</text:p>
          </table:table-cell>
          <table:table-cell table:style-name="ce3" table:formula="of:=[.E15]/8" office:value-type="float" office:value="0.302175664786462" calcext:value-type="float">
            <text:p>0.302</text:p>
          </table:table-cell>
          <table:table-cell table:style-name="ce3" table:formula="of:=[.B15]/[.C15]" office:value-type="float" office:value="1.55884645362432" calcext:value-type="float">
            <text:p>1.559</text:p>
          </table:table-cell>
          <table:table-cell table:style-name="ce3" table:formula="of:=[.G15]/4" office:value-type="float" office:value="0.389711613406079" calcext:value-type="float">
            <text:p>0.390</text:p>
          </table:table-cell>
          <table:table-cell table:number-columns-repeated="56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2.244" calcext:value-type="float">
            <text:p>12.244</text:p>
          </table:table-cell>
          <table:table-cell table:style-name="ce3" office:value-type="float" office:value="7.776" calcext:value-type="float">
            <text:p>7.776</text:p>
          </table:table-cell>
          <table:table-cell table:style-name="ce3" table:formula="of:=[.B16]/[.D16]" office:value-type="float" office:value="2.82921810699589" calcext:value-type="float">
            <text:p>2.829</text:p>
          </table:table-cell>
          <table:table-cell table:style-name="ce3" table:formula="of:=[.E16]/8" office:value-type="float" office:value="0.353652263374486" calcext:value-type="float">
            <text:p>0.354</text:p>
          </table:table-cell>
          <table:table-cell table:style-name="ce3" table:formula="of:=[.B16]/[.C16]" office:value-type="float" office:value="1.79679843188501" calcext:value-type="float">
            <text:p>1.797</text:p>
          </table:table-cell>
          <table:table-cell table:style-name="ce3" table:formula="of:=[.G16]/4" office:value-type="float" office:value="0.449199607971251" calcext:value-type="float">
            <text:p>0.449</text:p>
          </table:table-cell>
          <table:table-cell table:number-columns-repeated="56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16.495" calcext:value-type="float">
            <text:p>16.495</text:p>
          </table:table-cell>
          <table:table-cell table:style-name="ce3" office:value-type="float" office:value="10.7" calcext:value-type="float">
            <text:p>10.700</text:p>
          </table:table-cell>
          <table:table-cell table:style-name="ce3" table:formula="of:=[.B17]/[.D17]" office:value-type="float" office:value="3.17757009345794" calcext:value-type="float">
            <text:p>3.178</text:p>
          </table:table-cell>
          <table:table-cell table:style-name="ce3" table:formula="of:=[.E17]/8" office:value-type="float" office:value="0.397196261682243" calcext:value-type="float">
            <text:p>0.397</text:p>
          </table:table-cell>
          <table:table-cell table:style-name="ce3" table:formula="of:=[.B17]/[.C17]" office:value-type="float" office:value="2.06123067596241" calcext:value-type="float">
            <text:p>2.061</text:p>
          </table:table-cell>
          <table:table-cell table:style-name="ce3" table:formula="of:=[.G17]/4" office:value-type="float" office:value="0.515307668990603" calcext:value-type="float">
            <text:p>0.515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3D-poles blocking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4perhost 4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5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2]/[.C22]" office:value-type="float" office:value="1" calcext:value-type="float">
            <text:p>1</text:p>
          </table:table-cell>
          <table:table-cell table:formula="of:=[.D22]/4" office:value-type="float" office:value="0.25" calcext:value-type="float">
            <text:p>0.25</text:p>
          </table:table-cell>
          <table:table-cell table:number-columns-repeated="59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3]/[.C23]" office:value-type="float" office:value="0.631578947368421" calcext:value-type="float">
            <text:p>0.631578947368421</text:p>
          </table:table-cell>
          <table:table-cell table:formula="of:=[.D23]/4" office:value-type="float" office:value="0.157894736842105" calcext:value-type="float">
            <text:p>0.157894736842105</text:p>
          </table:table-cell>
          <table:table-cell table:number-columns-repeated="59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[.B24]/[.C24]" office:value-type="float" office:value="0.758620689655172" calcext:value-type="float">
            <text:p>0.758620689655172</text:p>
          </table:table-cell>
          <table:table-cell table:formula="of:=[.D24]/4" office:value-type="float" office:value="0.189655172413793" calcext:value-type="float">
            <text:p>0.189655172413793</text:p>
          </table:table-cell>
          <table:table-cell table:number-columns-repeated="59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[.B25]/[.C25]" office:value-type="float" office:value="0.790697674418605" calcext:value-type="float">
            <text:p>0.790697674418605</text:p>
          </table:table-cell>
          <table:table-cell table:formula="of:=[.D25]/4" office:value-type="float" office:value="0.197674418604651" calcext:value-type="float">
            <text:p>0.197674418604651</text:p>
          </table:table-cell>
          <table:table-cell table:number-columns-repeated="5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1" calcext:value-type="float">
            <text:p>221</text:p>
          </table:table-cell>
          <table:table-cell office:value-type="float" office:value="257" calcext:value-type="float">
            <text:p>257</text:p>
          </table:table-cell>
          <table:table-cell table:formula="of:=[.B26]/[.C26]" office:value-type="float" office:value="0.859922178988327" calcext:value-type="float">
            <text:p>0.859922178988327</text:p>
          </table:table-cell>
          <table:table-cell table:formula="of:=[.D26]/4" office:value-type="float" office:value="0.214980544747082" calcext:value-type="float">
            <text:p>0.214980544747082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3D-poles non blocking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4perhost 4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5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1]/[.C31]" office:value-type="float" office:value="1" calcext:value-type="float">
            <text:p>1</text:p>
          </table:table-cell>
          <table:table-cell table:formula="of:=[.D31]/4" office:value-type="float" office:value="0.25" calcext:value-type="float">
            <text:p>0.25</text:p>
          </table:table-cell>
          <table:table-cell table:number-columns-repeated="59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32]/[.C32]" office:value-type="float" office:value="0.631578947368421" calcext:value-type="float">
            <text:p>0.631578947368421</text:p>
          </table:table-cell>
          <table:table-cell table:formula="of:=[.D32]/4" office:value-type="float" office:value="0.157894736842105" calcext:value-type="float">
            <text:p>0.157894736842105</text:p>
          </table:table-cell>
          <table:table-cell table:number-columns-repeated="59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[.B33]/[.C33]" office:value-type="float" office:value="0.758620689655172" calcext:value-type="float">
            <text:p>0.758620689655172</text:p>
          </table:table-cell>
          <table:table-cell table:formula="of:=[.D33]/4" office:value-type="float" office:value="0.189655172413793" calcext:value-type="float">
            <text:p>0.189655172413793</text:p>
          </table:table-cell>
          <table:table-cell table:number-columns-repeated="59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formula="of:=[.B34]/[.C34]" office:value-type="float" office:value="0.829268292682927" calcext:value-type="float">
            <text:p>0.829268292682927</text:p>
          </table:table-cell>
          <table:table-cell table:formula="of:=[.D34]/4" office:value-type="float" office:value="0.207317073170732" calcext:value-type="float">
            <text:p>0.207317073170732</text:p>
          </table:table-cell>
          <table:table-cell table:number-columns-repeated="5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1" calcext:value-type="float">
            <text:p>221</text:p>
          </table:table-cell>
          <table:table-cell office:value-type="float" office:value="254" calcext:value-type="float">
            <text:p>254</text:p>
          </table:table-cell>
          <table:table-cell table:formula="of:=[.B35]/[.C35]" office:value-type="float" office:value="0.87007874015748" calcext:value-type="float">
            <text:p>0.87007874015748</text:p>
          </table:table-cell>
          <table:table-cell table:formula="of:=[.D35]/4" office:value-type="float" office:value="0.21751968503937" calcext:value-type="float">
            <text:p>0.21751968503937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3D-cubes non-blocking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8perhost 8</text:p>
          </table:table-cell>
          <table:table-cell office:value-type="string" calcext:value-type="string">
            <text:p>speedup </text:p>
          </table:table-cell>
          <table:table-cell office:value-type="string" calcext:value-type="string">
            <text:p>efficiency</text:p>
          </table:table-cell>
          <table:table-cell table:number-columns-repeated="5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0]/[.C40]" office:value-type="float" office:value="1" calcext:value-type="float">
            <text:p>1</text:p>
          </table:table-cell>
          <table:table-cell table:formula="of:=[.D40]/8" office:value-type="float" office:value="0.125" calcext:value-type="float">
            <text:p>0.125</text:p>
          </table:table-cell>
          <table:table-cell table:number-columns-repeated="59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B41]/[.C41]" office:value-type="float" office:value="1.2" calcext:value-type="float">
            <text:p>1.2</text:p>
          </table:table-cell>
          <table:table-cell table:formula="of:=[.D41]/8" office:value-type="float" office:value="0.15" calcext:value-type="float">
            <text:p>0.15</text:p>
          </table:table-cell>
          <table:table-cell table:number-columns-repeated="59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B42]/[.C42]" office:value-type="float" office:value="1.57142857142857" calcext:value-type="float">
            <text:p>1.57142857142857</text:p>
          </table:table-cell>
          <table:table-cell table:formula="of:=[.D42]/8" office:value-type="float" office:value="0.196428571428571" calcext:value-type="float">
            <text:p>0.196428571428571</text:p>
          </table:table-cell>
          <table:table-cell table:number-columns-repeated="59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B43]/[.C43]" office:value-type="float" office:value="1.61904761904762" calcext:value-type="float">
            <text:p>1.61904761904762</text:p>
          </table:table-cell>
          <table:table-cell table:formula="of:=[.D43]/8" office:value-type="float" office:value="0.202380952380952" calcext:value-type="float">
            <text:p>0.202380952380952</text:p>
          </table:table-cell>
          <table:table-cell table:number-columns-repeated="5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1" calcext:value-type="float">
            <text:p>221</text:p>
          </table:table-cell>
          <table:table-cell office:value-type="float" office:value="139" calcext:value-type="float">
            <text:p>139</text:p>
          </table:table-cell>
          <table:table-cell table:formula="of:=[.B44]/[.C44]" office:value-type="float" office:value="1.58992805755396" calcext:value-type="float">
            <text:p>1.58992805755396</text:p>
          </table:table-cell>
          <table:table-cell table:formula="of:=[.D44]/8" office:value-type="float" office:value="0.198741007194245" calcext:value-type="float">
            <text:p>0.198741007194245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ce5" office:value-type="string" calcext:value-type="string">
            <text:p>3D-<text:span text:style-name="T1">cubes</text:span> blocking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8perhost 8</text:p>
          </table:table-cell>
          <table:table-cell office:value-type="string" calcext:value-type="string">
            <text:p>speedup </text:p>
          </table:table-cell>
          <table:table-cell office:value-type="string" calcext:value-type="string">
            <text:p>efficiency</text:p>
          </table:table-cell>
          <table:table-cell table:number-columns-repeated="5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0]/[.C50]" office:value-type="float" office:value="1" calcext:value-type="float">
            <text:p>1</text:p>
          </table:table-cell>
          <table:table-cell table:formula="of:=[.D50]/8" office:value-type="float" office:value="0.125" calcext:value-type="float">
            <text:p>0.125</text:p>
          </table:table-cell>
          <table:table-cell table:number-columns-repeated="59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B51]/[.C51]" office:value-type="float" office:value="1.2" calcext:value-type="float">
            <text:p>1.2</text:p>
          </table:table-cell>
          <table:table-cell table:formula="of:=[.D51]/8" office:value-type="float" office:value="0.15" calcext:value-type="float">
            <text:p>0.15</text:p>
          </table:table-cell>
          <table:table-cell table:number-columns-repeated="59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B52]/[.C52]" office:value-type="float" office:value="1.57142857142857" calcext:value-type="float">
            <text:p>1.57142857142857</text:p>
          </table:table-cell>
          <table:table-cell table:formula="of:=[.D52]/8" office:value-type="float" office:value="0.196428571428571" calcext:value-type="float">
            <text:p>0.196428571428571</text:p>
          </table:table-cell>
          <table:table-cell table:number-columns-repeated="59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B53]/[.C53]" office:value-type="float" office:value="1.61904761904762" calcext:value-type="float">
            <text:p>1.61904761904762</text:p>
          </table:table-cell>
          <table:table-cell table:formula="of:=[.D53]/8" office:value-type="float" office:value="0.202380952380952" calcext:value-type="float">
            <text:p>0.202380952380952</text:p>
          </table:table-cell>
          <table:table-cell table:number-columns-repeated="5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1" calcext:value-type="float">
            <text:p>221</text:p>
          </table:table-cell>
          <table:table-cell office:value-type="float" office:value="139" calcext:value-type="float">
            <text:p>139</text:p>
          </table:table-cell>
          <table:table-cell table:formula="of:=[.B54]/[.C54]" office:value-type="float" office:value="1.58992805755396" calcext:value-type="float">
            <text:p>1.58992805755396</text:p>
          </table:table-cell>
          <table:table-cell table:formula="of:=[.D54]/8" office:value-type="float" office:value="0.198741007194245" calcext:value-type="float">
            <text:p>0.198741007194245</text:p>
          </table:table-cell>
          <table:table-cell table:number-columns-repeated="59"/>
        </table:table-row>
        <table:table-row table:style-name="ro1" table:number-rows-repeated="104852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2" table:default-cell-style-name="ce3"/>
        <table:table-row table:style-name="ro1" table:number-rows-repeated="2">
          <table:table-cell table:style-name="Default"/>
        </table:table-row>
        <table:table-row table:style-name="ro1">
          <table:table-cell table:style-name="ce1"/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5.09pt" fo:margin-left="50.4pt" fo:margin-right="50.4pt" fo:margin-bottom="0pt"/>
      </style:header-style>
      <style:footer-style>
        <style:header-footer-properties fo:min-height="35.09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11:51:08.819450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2$Linux_X86_64 LibreOffice_project/30$Build-2</meta:generator>
    <meta:initial-creator>Andreas Peintner</meta:initial-creator>
    <meta:creation-date>2019-11-04T08:25:39Z</meta:creation-date>
    <dc:date>2019-11-06T11:56:11.357496098</dc:date>
    <meta:editing-duration>PT1H1M32S</meta:editing-duration>
    <meta:editing-cycles>10</meta:editing-cycles>
    <meta:document-statistic meta:table-count="2" meta:cell-count="20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1">
      <number:number number:decimal-places="0" loext:min-decimal-places="0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2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2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27cm" svg:y="0.316cm" chart:style-name="ch2">
          <text:p>Time</text:p>
        </chart:title>
        <chart:legend chart:legend-position="end" svg:x="12.804cm" svg:y="2.209cm" style:legend-expansion="high" chart:style-name="ch3"/>
        <chart:plot-area chart:style-name="ch4" table:cell-range-address="Tabelle1.A3:Tabelle1.C7 Tabelle1.D4:Tabelle1.D7 Tabelle1.C13:Tabelle1.D17 Tabelle1.C21:Tabelle1.C26 Tabelle1.C30:Tabelle1.C35 Tabelle1.C39:Tabelle1.C44 Tabelle1.C49:Tabelle1.C54" chart:data-source-has-labels="row" svg:x="1.331cm" svg:y="1.275cm" svg:width="11.153cm" svg:height="6.564cm">
          <chartooo:coordinate-region svg:x="1.952cm" svg:y="1.474cm" svg:width="10.345cm" svg:height="5.718cm"/>
          <chart:axis chart:dimension="x" chart:name="primary-x" chart:style-name="ch5">
            <chart:title svg:x="6.241cm" svg:y="8.019cm" chart:style-name="ch6">
              <text:p>samples</text:p>
            </chart:title>
            <chart:grid chart:style-name="ch7" chart:class="major"/>
          </chart:axis>
          <chart:axis chart:dimension="y" chart:name="primary-y" chart:style-name="ch8">
            <chart:title svg:x="0.451cm" svg:y="5.117cm" chart:style-name="ch9">
              <text:p>time [s]</text:p>
            </chart:title>
            <chart:grid chart:style-name="ch7" chart:class="major"/>
          </chart:axis>
          <chart:series chart:style-name="ch10" chart:values-cell-range-address="Tabelle1.B4:Tabelle1.B7" chart:label-cell-address="Tabelle1.B3:Tabelle1.B3" chart:class="chart:scatter">
            <chart:domain table:cell-range-address="Tabelle1.A3:Tabelle1.A7"/>
            <chart:data-point chart:repeated="5"/>
          </chart:series>
          <chart:series chart:style-name="ch11" chart:values-cell-range-address="Tabelle1.C3:Tabelle1.C7" loext:label-string="slabs_4_nb" chart:class="chart:scatter">
            <chart:data-point chart:repeated="5"/>
          </chart:series>
          <chart:series chart:style-name="ch12" chart:values-cell-range-address="Tabelle1.D4:Tabelle1.D7" loext:label-string="slabs_8_nb" chart:class="chart:scatter">
            <chart:data-point chart:repeated="5"/>
          </chart:series>
          <chart:series chart:style-name="ch13" chart:values-cell-range-address="Tabelle1.D13:Tabelle1.D17" loext:label-string="slabs_8_b" chart:class="chart:scatter">
            <chart:data-point chart:repeated="5"/>
          </chart:series>
          <chart:series chart:style-name="ch14" chart:values-cell-range-address="Tabelle1.C13:Tabelle1.C17" loext:label-string="slabs_4_b" chart:class="chart:scatter">
            <chart:data-point chart:repeated="5"/>
          </chart:series>
          <chart:series chart:style-name="ch15" chart:values-cell-range-address="Tabelle1.C21:Tabelle1.C26" loext:label-string="poles_4_b" chart:class="chart:scatter">
            <chart:data-point chart:repeated="6"/>
          </chart:series>
          <chart:series chart:style-name="ch16" chart:values-cell-range-address="Tabelle1.C30:Tabelle1.C35" loext:label-string="poles_4_nb" chart:class="chart:scatter">
            <chart:data-point chart:repeated="6"/>
          </chart:series>
          <chart:series chart:style-name="ch17" chart:values-cell-range-address="Tabelle1.C39:Tabelle1.C44" loext:label-string="cubes_8_nb" chart:class="chart:scatter">
            <chart:data-point chart:repeated="6"/>
          </chart:series>
          <chart:series chart:style-name="ch18" chart:values-cell-range-address="Tabelle1.C49:Tabelle1.C54" loext:label-string="cubes_8_b" chart:class="chart:scatter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  <draw:g>
                  <svg:desc>Tabelle1.B3:Tabelle1.B3</svg:desc>
                </draw:g>
              </table:table-cell>
              <table:table-cell office:value-type="string">
                <text:p>slabs_4_nb</text:p>
              </table:table-cell>
              <table:table-cell office:value-type="string">
                <text:p>slabs_8_nb</text:p>
              </table:table-cell>
              <table:table-cell office:value-type="string">
                <text:p>slabs_8_b</text:p>
              </table:table-cell>
              <table:table-cell office:value-type="string">
                <text:p>slabs_4_b</text:p>
              </table:table-cell>
              <table:table-cell office:value-type="string">
                <text:p>poles_4_b</text:p>
              </table:table-cell>
              <table:table-cell office:value-type="string">
                <text:p>poles_4_nb</text:p>
              </table:table-cell>
              <table:table-cell office:value-type="string">
                <text:p>cubes_8_nb</text:p>
              </table:table-cell>
              <table:table-cell office:value-type="string">
                <text:p>cubes_8_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elle1.A3:Tabelle1.A7</svg:desc>
                </draw:g>
              </table:table-cell>
              <table:table-cell office:value-type="float" office:value="1">
                <text:p>1</text:p>
                <draw:g>
                  <svg:desc>Tabelle1.B4:Tabelle1.B7</svg:desc>
                </draw:g>
              </table:table-cell>
              <table:table-cell office:value-type="float" office:value="NaN">
                <text:p>NaN</text:p>
                <draw:g>
                  <svg:desc>Tabelle1.C3:Tabelle1.C7</svg:desc>
                </draw:g>
              </table:table-cell>
              <table:table-cell office:value-type="float" office:value="0.524">
                <text:p>0.524</text:p>
                <draw:g>
                  <svg:desc>Tabelle1.D4:Tabelle1.D7</svg:desc>
                </draw:g>
              </table:table-cell>
              <table:table-cell office:value-type="float" office:value="NaN">
                <text:p>NaN</text:p>
                <draw:g>
                  <svg:desc>Tabelle1.D13:Tabelle1.D17</svg:desc>
                </draw:g>
              </table:table-cell>
              <table:table-cell office:value-type="float" office:value="NaN">
                <text:p>NaN</text:p>
                <draw:g>
                  <svg:desc>Tabelle1.C13:Tabelle1.C17</svg:desc>
                </draw:g>
              </table:table-cell>
              <table:table-cell office:value-type="float" office:value="NaN">
                <text:p>NaN</text:p>
                <draw:g>
                  <svg:desc>Tabelle1.C21:Tabelle1.C26</svg:desc>
                </draw:g>
              </table:table-cell>
              <table:table-cell office:value-type="float" office:value="NaN">
                <text:p>NaN</text:p>
                <draw:g>
                  <svg:desc>Tabelle1.C30:Tabelle1.C35</svg:desc>
                </draw:g>
              </table:table-cell>
              <table:table-cell office:value-type="float" office:value="NaN">
                <text:p>NaN</text:p>
                <draw:g>
                  <svg:desc>Tabelle1.C39:Tabelle1.C44</svg:desc>
                </draw:g>
              </table:table-cell>
              <table:table-cell office:value-type="float" office:value="NaN">
                <text:p>NaN</text:p>
                <draw:g>
                  <svg:desc>Tabelle1.C49:Tabelle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0.567">
                <text:p>0.567</text:p>
              </table:table-cell>
              <table:table-cell office:value-type="float" office:value="5.646">
                <text:p>5.646</text:p>
              </table:table-cell>
              <table:table-cell office:value-type="float" office:value="0.532">
                <text:p>0.532</text:p>
              </table:table-cell>
              <table:table-cell office:value-type="float" office:value="0.657">
                <text:p>0.6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22">
                <text:p>22</text:p>
              </table:table-cell>
              <table:table-cell office:value-type="float" office:value="7.462">
                <text:p>7.462</text:p>
              </table:table-cell>
              <table:table-cell office:value-type="float" office:value="8.11">
                <text:p>8.11</text:p>
              </table:table-cell>
              <table:table-cell office:value-type="float" office:value="4.964">
                <text:p>4.964</text:p>
              </table:table-cell>
              <table:table-cell office:value-type="float" office:value="7.698">
                <text:p>7.69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  <table:table-cell office:value-type="float" office:value="10.849">
                <text:p>10.849</text:p>
              </table:table-cell>
              <table:table-cell office:value-type="float" office:value="10.958">
                <text:p>10.958</text:p>
              </table:table-cell>
              <table:table-cell office:value-type="float" office:value="7.776">
                <text:p>7.776</text:p>
              </table:table-cell>
              <table:table-cell office:value-type="float" office:value="12.244">
                <text:p>12.24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16.486">
                <text:p>16.486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16.495">
                <text:p>16.495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54">
                <text:p>254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57cm" svg:y="0.316cm" chart:style-name="ch2">
          <text:p>Speedup</text:p>
        </chart:title>
        <chart:legend chart:legend-position="end" svg:x="12.804cm" svg:y="2.458cm" style:legend-expansion="high" chart:style-name="ch3"/>
        <chart:plot-area chart:style-name="ch4" table:cell-range-address="Tabelle1.A3:Tabelle1.A7 Tabelle1.E3:Tabelle1.E7 Tabelle1.G3:Tabelle1.G7 Tabelle1.E13:Tabelle1.E17 Tabelle1.G13:Tabelle1.G17 Tabelle1.D21:Tabelle1.D26 Tabelle1.D30:Tabelle1.D35 Tabelle1.D39:Tabelle1.D44 Tabelle1.D49:Tabelle1.D54" chart:data-source-has-labels="row" svg:x="0.32cm" svg:y="1.275cm" svg:width="12.164cm" svg:height="6.564cm">
          <chartooo:coordinate-region svg:x="1.047cm" svg:y="1.474cm" svg:width="11.25cm" svg:height="5.718cm"/>
          <chart:axis chart:dimension="x" chart:name="primary-x" chart:style-name="ch5">
            <chart:title svg:x="5.736cm" svg:y="8.019cm" chart:style-name="ch6">
              <text:p>samples</text:p>
            </chart:title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Tabelle1.E3:Tabelle1.E7" loext:label-string="slab_8_nb" chart:class="chart:scatter">
            <chart:domain table:cell-range-address="Tabelle1.A3:Tabelle1.A7"/>
            <chart:data-point chart:repeated="5"/>
          </chart:series>
          <chart:series chart:style-name="ch10" chart:values-cell-range-address="Tabelle1.G3:Tabelle1.G7" loext:label-string="slab_4_nb" chart:class="chart:scatter">
            <chart:data-point chart:repeated="5"/>
          </chart:series>
          <chart:series chart:style-name="ch11" chart:values-cell-range-address="Tabelle1.E13:Tabelle1.E17" loext:label-string="slab_8_b" chart:class="chart:scatter">
            <chart:data-point chart:repeated="5"/>
          </chart:series>
          <chart:series chart:style-name="ch12" chart:values-cell-range-address="Tabelle1.G13:Tabelle1.G17" loext:label-string="slab_4_b" chart:class="chart:scatter">
            <chart:data-point chart:repeated="5"/>
          </chart:series>
          <chart:series chart:style-name="ch13" chart:values-cell-range-address="Tabelle1.D21:Tabelle1.D26" loext:label-string="poles_4_b" chart:class="chart:scatter">
            <chart:data-point chart:repeated="6"/>
          </chart:series>
          <chart:series chart:style-name="ch14" chart:values-cell-range-address="Tabelle1.D30:Tabelle1.D35" loext:label-string="poles_4_nb" chart:class="chart:scatter">
            <chart:data-point chart:repeated="6"/>
          </chart:series>
          <chart:series chart:style-name="ch15" chart:values-cell-range-address="Tabelle1.D39:Tabelle1.D44" loext:label-string="cubes_8_nb" chart:class="chart:scatter">
            <chart:data-point chart:repeated="6"/>
          </chart:series>
          <chart:series chart:style-name="ch16" chart:values-cell-range-address="Tabelle1.D49:Tabelle1.D54" loext:label-string="cubes_8_b" chart:class="chart:scatte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lab_8_nb</text:p>
              </table:table-cell>
              <table:table-cell office:value-type="string">
                <text:p>slab_4_nb</text:p>
              </table:table-cell>
              <table:table-cell office:value-type="string">
                <text:p>slab_8_b</text:p>
              </table:table-cell>
              <table:table-cell office:value-type="string">
                <text:p>slab_4_b</text:p>
              </table:table-cell>
              <table:table-cell office:value-type="string">
                <text:p>poles_4_b</text:p>
              </table:table-cell>
              <table:table-cell office:value-type="string">
                <text:p>poles_4_nb</text:p>
              </table:table-cell>
              <table:table-cell office:value-type="string">
                <text:p>cubes_8_nb</text:p>
              </table:table-cell>
              <table:table-cell office:value-type="string">
                <text:p>cubes_8_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elle1.A3:Tabelle1.A7</svg:desc>
                </draw:g>
              </table:table-cell>
              <table:table-cell office:value-type="float" office:value="NaN">
                <text:p>NaN</text:p>
                <draw:g>
                  <svg:desc>Tabelle1.E3:Tabelle1.E7</svg:desc>
                </draw:g>
              </table:table-cell>
              <table:table-cell office:value-type="float" office:value="NaN">
                <text:p>NaN</text:p>
                <draw:g>
                  <svg:desc>Tabelle1.G3:Tabelle1.G7</svg:desc>
                </draw:g>
              </table:table-cell>
              <table:table-cell office:value-type="float" office:value="NaN">
                <text:p>NaN</text:p>
                <draw:g>
                  <svg:desc>Tabelle1.E13:Tabelle1.E17</svg:desc>
                </draw:g>
              </table:table-cell>
              <table:table-cell office:value-type="float" office:value="NaN">
                <text:p>NaN</text:p>
                <draw:g>
                  <svg:desc>Tabelle1.G13:Tabelle1.G17</svg:desc>
                </draw:g>
              </table:table-cell>
              <table:table-cell office:value-type="float" office:value="NaN">
                <text:p>NaN</text:p>
                <draw:g>
                  <svg:desc>Tabelle1.D21:Tabelle1.D26</svg:desc>
                </draw:g>
              </table:table-cell>
              <table:table-cell office:value-type="float" office:value="NaN">
                <text:p>NaN</text:p>
                <draw:g>
                  <svg:desc>Tabelle1.D30:Tabelle1.D35</svg:desc>
                </draw:g>
              </table:table-cell>
              <table:table-cell office:value-type="float" office:value="NaN">
                <text:p>NaN</text:p>
                <draw:g>
                  <svg:desc>Tabelle1.D39:Tabelle1.D44</svg:desc>
                </draw:g>
              </table:table-cell>
              <table:table-cell office:value-type="float" office:value="NaN">
                <text:p>NaN</text:p>
                <draw:g>
                  <svg:desc>Tabelle1.D49:Tabelle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.90839694656489">
                <text:p>1.90839694656489</text:p>
              </table:table-cell>
              <table:table-cell office:value-type="float" office:value="1.7636684303351">
                <text:p>1.7636684303351</text:p>
              </table:table-cell>
              <table:table-cell office:value-type="float" office:value="1.8796992481203">
                <text:p>1.8796992481203</text:p>
              </table:table-cell>
              <table:table-cell office:value-type="float" office:value="1.5220700152207">
                <text:p>1.52207001522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2.12539851222104">
                <text:p>2.12539851222104</text:p>
              </table:table-cell>
              <table:table-cell office:value-type="float" office:value="1.60814794961136">
                <text:p>1.60814794961136</text:p>
              </table:table-cell>
              <table:table-cell office:value-type="float" office:value="2.4174053182917">
                <text:p>2.4174053182917</text:p>
              </table:table-cell>
              <table:table-cell office:value-type="float" office:value="1.55884645362432">
                <text:p>1.55884645362432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2.71270036991369">
                <text:p>2.71270036991369</text:p>
              </table:table-cell>
              <table:table-cell office:value-type="float" office:value="2.02783666697391">
                <text:p>2.02783666697391</text:p>
              </table:table-cell>
              <table:table-cell office:value-type="float" office:value="2.82921810699589">
                <text:p>2.82921810699589</text:p>
              </table:table-cell>
              <table:table-cell office:value-type="float" office:value="1.79679843188501">
                <text:p>1.79679843188501</text:p>
              </table:table-cell>
              <table:table-cell office:value-type="float" office:value="0.758620689655172">
                <text:p>0.758620689655172</text:p>
              </table:table-cell>
              <table:table-cell office:value-type="float" office:value="0.758620689655172">
                <text:p>0.758620689655172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3.10275597736813">
                <text:p>3.10275597736813</text:p>
              </table:table-cell>
              <table:table-cell office:value-type="float" office:value="2.06235593837195">
                <text:p>2.06235593837195</text:p>
              </table:table-cell>
              <table:table-cell office:value-type="float" office:value="3.17757009345794">
                <text:p>3.17757009345794</text:p>
              </table:table-cell>
              <table:table-cell office:value-type="float" office:value="2.06123067596241">
                <text:p>2.06123067596241</text:p>
              </table:table-cell>
              <table:table-cell office:value-type="float" office:value="0.790697674418605">
                <text:p>0.790697674418605</text:p>
              </table:table-cell>
              <table:table-cell office:value-type="float" office:value="0.829268292682927">
                <text:p>0.829268292682927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61904761904762">
                <text:p>1.619047619047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9922178988327">
                <text:p>0.859922178988327</text:p>
              </table:table-cell>
              <table:table-cell office:value-type="float" office:value="0.87007874015748">
                <text:p>0.87007874015748</text:p>
              </table:table-cell>
              <table:table-cell office:value-type="float" office:value="1.58992805755396">
                <text:p>1.58992805755396</text:p>
              </table:table-cell>
              <table:table-cell office:value-type="float" office:value="1.58992805755396">
                <text:p>1.589928057553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38cm" svg:y="0.316cm" chart:style-name="ch2">
          <text:p>Efficiency</text:p>
        </chart:title>
        <chart:legend chart:legend-position="end" svg:x="12.804cm" svg:y="2.458cm" style:legend-expansion="high" chart:style-name="ch3"/>
        <chart:plot-area chart:style-name="ch4" table:cell-range-address="Tabelle1.A3:Tabelle1.A7 Tabelle1.F3:Tabelle1.F7 Tabelle1.F13:Tabelle1.F17 Tabelle1.H3:Tabelle1.H7 Tabelle1.H13:Tabelle1.H17 Tabelle1.E30:Tabelle1.E35 Tabelle1.E21:Tabelle1.E26 Tabelle1.E39:Tabelle1.E44 Tabelle1.E49:Tabelle1.E54" chart:data-source-has-labels="row" svg:x="0.32cm" svg:y="1.275cm" svg:width="12.164cm" svg:height="6.564cm">
          <chartooo:coordinate-region svg:x="1.047cm" svg:y="1.475cm" svg:width="11.25cm" svg:height="5.717cm"/>
          <chart:axis chart:dimension="x" chart:name="primary-x" chart:style-name="ch5">
            <chart:title svg:x="5.736cm" svg:y="8.019cm" chart:style-name="ch6">
              <text:p>samples</text:p>
            </chart:title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Tabelle1.F3:Tabelle1.F7" loext:label-string="slabs_8_nb" chart:class="chart:scatter">
            <chart:domain table:cell-range-address="Tabelle1.A3:Tabelle1.A7"/>
            <chart:data-point chart:repeated="5"/>
          </chart:series>
          <chart:series chart:style-name="ch10" chart:values-cell-range-address="Tabelle1.F13:Tabelle1.F17" loext:label-string="slabs_8_b" chart:class="chart:scatter">
            <chart:data-point chart:repeated="5"/>
          </chart:series>
          <chart:series chart:style-name="ch11" chart:values-cell-range-address="Tabelle1.H3:Tabelle1.H7" loext:label-string="slabs_4_nb" chart:class="chart:scatter">
            <chart:data-point chart:repeated="5"/>
          </chart:series>
          <chart:series chart:style-name="ch12" chart:values-cell-range-address="Tabelle1.H13:Tabelle1.H17" loext:label-string="slabs_4_b" chart:class="chart:scatter">
            <chart:data-point chart:repeated="5"/>
          </chart:series>
          <chart:series chart:style-name="ch13" chart:values-cell-range-address="Tabelle1.E30:Tabelle1.E35" loext:label-string="poles_4_nb" chart:class="chart:scatter">
            <chart:data-point chart:repeated="6"/>
          </chart:series>
          <chart:series chart:style-name="ch14" chart:values-cell-range-address="Tabelle1.E21:Tabelle1.E26" loext:label-string="poles_4_b" chart:class="chart:scatter">
            <chart:data-point chart:repeated="6"/>
          </chart:series>
          <chart:series chart:style-name="ch15" chart:values-cell-range-address="Tabelle1.E39:Tabelle1.E44" loext:label-string="cubes_8_nb" chart:class="chart:scatter">
            <chart:data-point chart:repeated="6"/>
          </chart:series>
          <chart:series chart:style-name="ch16" chart:values-cell-range-address="Tabelle1.E49:Tabelle1.E54" loext:label-string="cubes_8_b" chart:class="chart:scatte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labs_8_nb</text:p>
              </table:table-cell>
              <table:table-cell office:value-type="string">
                <text:p>slabs_8_b</text:p>
              </table:table-cell>
              <table:table-cell office:value-type="string">
                <text:p>slabs_4_nb</text:p>
              </table:table-cell>
              <table:table-cell office:value-type="string">
                <text:p>slabs_4_b</text:p>
              </table:table-cell>
              <table:table-cell office:value-type="string">
                <text:p>poles_4_nb</text:p>
              </table:table-cell>
              <table:table-cell office:value-type="string">
                <text:p>poles_4_b</text:p>
              </table:table-cell>
              <table:table-cell office:value-type="string">
                <text:p>cubes_8_nb</text:p>
              </table:table-cell>
              <table:table-cell office:value-type="string">
                <text:p>cubes_8_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elle1.A3:Tabelle1.A7</svg:desc>
                </draw:g>
              </table:table-cell>
              <table:table-cell office:value-type="float" office:value="NaN">
                <text:p>NaN</text:p>
                <draw:g>
                  <svg:desc>Tabelle1.F3:Tabelle1.F7</svg:desc>
                </draw:g>
              </table:table-cell>
              <table:table-cell office:value-type="float" office:value="NaN">
                <text:p>NaN</text:p>
                <draw:g>
                  <svg:desc>Tabelle1.F13:Tabelle1.F17</svg:desc>
                </draw:g>
              </table:table-cell>
              <table:table-cell office:value-type="float" office:value="NaN">
                <text:p>NaN</text:p>
                <draw:g>
                  <svg:desc>Tabelle1.H3:Tabelle1.H7</svg:desc>
                </draw:g>
              </table:table-cell>
              <table:table-cell office:value-type="float" office:value="NaN">
                <text:p>NaN</text:p>
                <draw:g>
                  <svg:desc>Tabelle1.H13:Tabelle1.H17</svg:desc>
                </draw:g>
              </table:table-cell>
              <table:table-cell office:value-type="float" office:value="NaN">
                <text:p>NaN</text:p>
                <draw:g>
                  <svg:desc>Tabelle1.E30:Tabelle1.E35</svg:desc>
                </draw:g>
              </table:table-cell>
              <table:table-cell office:value-type="float" office:value="NaN">
                <text:p>NaN</text:p>
                <draw:g>
                  <svg:desc>Tabelle1.E21:Tabelle1.E26</svg:desc>
                </draw:g>
              </table:table-cell>
              <table:table-cell office:value-type="float" office:value="NaN">
                <text:p>NaN</text:p>
                <draw:g>
                  <svg:desc>Tabelle1.E39:Tabelle1.E44</svg:desc>
                </draw:g>
              </table:table-cell>
              <table:table-cell office:value-type="float" office:value="NaN">
                <text:p>NaN</text:p>
                <draw:g>
                  <svg:desc>Tabelle1.E49:Tabelle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0.238549618320611">
                <text:p>0.238549618320611</text:p>
              </table:table-cell>
              <table:table-cell office:value-type="float" office:value="0.234962406015038">
                <text:p>0.234962406015038</text:p>
              </table:table-cell>
              <table:table-cell office:value-type="float" office:value="0.440917107583774">
                <text:p>0.440917107583774</text:p>
              </table:table-cell>
              <table:table-cell office:value-type="float" office:value="0.380517503805175">
                <text:p>0.38051750380517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26567481402763">
                <text:p>0.26567481402763</text:p>
              </table:table-cell>
              <table:table-cell office:value-type="float" office:value="0.302175664786462">
                <text:p>0.302175664786462</text:p>
              </table:table-cell>
              <table:table-cell office:value-type="float" office:value="0.402036987402841">
                <text:p>0.402036987402841</text:p>
              </table:table-cell>
              <table:table-cell office:value-type="float" office:value="0.389711613406079">
                <text:p>0.389711613406079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0.339087546239211">
                <text:p>0.339087546239211</text:p>
              </table:table-cell>
              <table:table-cell office:value-type="float" office:value="0.353652263374486">
                <text:p>0.353652263374486</text:p>
              </table:table-cell>
              <table:table-cell office:value-type="float" office:value="0.506959166743479">
                <text:p>0.506959166743479</text:p>
              </table:table-cell>
              <table:table-cell office:value-type="float" office:value="0.449199607971251">
                <text:p>0.449199607971251</text:p>
              </table:table-cell>
              <table:table-cell office:value-type="float" office:value="0.189655172413793">
                <text:p>0.189655172413793</text:p>
              </table:table-cell>
              <table:table-cell office:value-type="float" office:value="0.189655172413793">
                <text:p>0.189655172413793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6428571428571">
                <text:p>0.196428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387844497171017">
                <text:p>0.387844497171017</text:p>
              </table:table-cell>
              <table:table-cell office:value-type="float" office:value="0.397196261682243">
                <text:p>0.397196261682243</text:p>
              </table:table-cell>
              <table:table-cell office:value-type="float" office:value="0.515588984592988">
                <text:p>0.515588984592988</text:p>
              </table:table-cell>
              <table:table-cell office:value-type="float" office:value="0.515307668990603">
                <text:p>0.515307668990603</text:p>
              </table:table-cell>
              <table:table-cell office:value-type="float" office:value="0.207317073170732">
                <text:p>0.207317073170732</text:p>
              </table:table-cell>
              <table:table-cell office:value-type="float" office:value="0.197674418604651">
                <text:p>0.197674418604651</text:p>
              </table:table-cell>
              <table:table-cell office:value-type="float" office:value="0.202380952380952">
                <text:p>0.202380952380952</text:p>
              </table:table-cell>
              <table:table-cell office:value-type="float" office:value="0.202380952380952">
                <text:p>0.202380952380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51968503937">
                <text:p>0.21751968503937</text:p>
              </table:table-cell>
              <table:table-cell office:value-type="float" office:value="0.214980544747082">
                <text:p>0.214980544747082</text:p>
              </table:table-cell>
              <table:table-cell office:value-type="float" office:value="0.198741007194245">
                <text:p>0.198741007194245</text:p>
              </table:table-cell>
              <table:table-cell office:value-type="float" office:value="0.198741007194245">
                <text:p>0.1987410071942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